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inimum Models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Mean MSE</text:p>
          </table:table-cell>
          <table:table-cell table:style-name="ce1" office:value-type="string" calcext:value-type="string">
            <text:p># of Models</text:p>
          </table:table-cell>
        </table:table-row>
        <table:table-row table:style-name="ro1">
          <table:table-cell office:value-type="string" calcext:value-type="string">
            <text:p>All datastreams, all locations </text:p>
          </table:table-cell>
          <table:table-cell office:value-type="float" office:value="0.0100303124636412" calcext:value-type="float">
            <text:p>0.0100303124636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 datastreams, separate locations</text:p>
          </table:table-cell>
          <table:table-cell table:style-name="ce3" office:value-type="float" office:value="0.00856577859570583" calcext:value-type="float">
            <text:p>0.0085657785957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parate datastreams, all locations</text:p>
          </table:table-cell>
          <table:table-cell office:value-type="float" office:value="0.00968884269241244" calcext:value-type="float">
            <text:p>0.009688842692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parate datastreams, separate locations</text:p>
          </table:table-cell>
          <table:table-cell office:value-type="float" office:value="0.00905211159311122" calcext:value-type="float">
            <text:p>0.009052111593111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1T15:00:52.313177479</meta:creation-date>
    <meta:generator>LibreOffice/6.0.7.3$Linux_X86_64 LibreOffice_project/00m0$Build-3</meta:generator>
    <dc:date>2023-07-21T15:45:00.826746293</dc:date>
    <meta:editing-duration>PT44M7S</meta:editing-duration>
    <meta:editing-cycles>3</meta:editing-cycles>
    <meta:document-statistic meta:table-count="1" meta:cell-count="15" meta:object-count="0"/>
  </office:meta>
</office:document-meta>
</file>